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itle">
      <style:text-properties fo:font-size="24pt" officeooo:paragraph-rsid="0004cc28" style:font-size-asian="24pt" style:font-size-complex="24pt"/>
    </style:style>
    <style:style style:name="T1" style:family="text">
      <style:text-properties officeooo:rsid="0004cc2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Object1" text:anchor-type="paragraph" svg:x="0.1382in" svg:y="1.2398in" svg:width="6.9134in" svg:height="2.0819in" draw:z-index="0"><draw:object xlink:href="./Object 1" xlink:type="simple" xlink:show="embed" xlink:actuate="onLoad"/><draw:image xlink:href="./ObjectReplacements/Object 1" xlink:type="simple" xlink:show="embed" xlink:actuate="onLoad"/></draw:frame>Crack the code and win <text:span text:style-name="T1">an XBOX One game</text:span>!</text:p>
      <text:p text:style-name="P1"/>
      <text:p text:style-name="P1"/>
      <text:p text:style-name="P1"/>
      <text:p text:style-name="P1"><draw:frame draw:style-name="fr1" draw:name="Object2" text:anchor-type="paragraph" svg:x="-0.0701in" svg:y="1.6854in" svg:width="6.9134in" svg:height="2.0819in" draw:z-index="1"><draw:object xlink:href="./Object 2" xlink:type="simple" xlink:show="embed" xlink:actuate="onLoad"/><draw:image xlink:href="./ObjectReplacements/Object 2" xlink:type="simple" xlink:show="embed" xlink:actuate="onLoad"/><svg:desc>OLE object</svg:desc></draw:frame>Crack the code and win <text:span text:style-name="T1">an XBOX One game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3:44:51.060919056</meta:creation-date>
    <dc:date>2015-11-04T13:54:13.395262330</dc:date>
    <meta:editing-duration>PT9M22S</meta:editing-duration>
    <meta:editing-cycles>2</meta:editing-cycles>
    <meta:generator>LibreOffice/4.3.7.2$Linux_X86_64 LibreOffice_project/430m0$Build-2</meta:generator>
    <meta:document-statistic meta:table-count="0" meta:image-count="0" meta:object-count="2" meta:page-count="1" meta:paragraph-count="2" meta:word-count="18" meta:character-count="80" meta:non-whitespace-character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0" style:apply-style-name="Untitled4" style:base-cell-address="Sheet1.A20"/>
      <style:map style:condition="cell-content()=1" style:apply-style-name="Untitled7" style:base-cell-address="Sheet1.A20"/>
    </style:style>
    <style:style style:name="ce2" style:family="table-cell" style:parent-style-name="Default">
      <style:map style:condition="cell-content()=0" style:apply-style-name="Untitled4" style:base-cell-address="Sheet1.A20"/>
      <style:map style:condition="cell-content()=1" style:apply-style-name="Untitled7" style:base-cell-address="Sheet1.A20"/>
    </style:style>
  </office:automatic-styles>
  <office:body>
    <office:spreadsheet>
      <table:table table:name="Sheet1" table:style-name="ta1">
        <table:table-column table:style-name="co1" table:number-columns-repeated="30" table:default-cell-style-name="Default"/>
        <table:table-row table:style-name="ro1" table:number-rows-repeated="19">
          <table:table-cell table:number-columns-repeated="30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</table:table-row>
        <table:table-row table:style-name="ro2"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calcext:conditional-formats>
          <calcext:conditional-format calcext:target-range-address="Sheet1.A21:Sheet1.AD27 Sheet1.B20:Sheet1.AD20">
            <calcext:condition calcext:apply-style-name="Untitled4" calcext:value="=0" calcext:base-cell-address="Sheet1.A20"/>
            <calcext:condition calcext:apply-style-name="Untitled7" calcext:value="=1" calcext:base-cell-address="Sheet1.A20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4" style:family="table-cell" style:parent-style-name="Default">
      <style:table-cell-properties fo:background-color="#000000"/>
      <style:text-properties fo:color="#000000"/>
    </style:style>
    <style:style style:name="Untitled7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3:44:52.320725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0" style:apply-style-name="Untitled4" style:base-cell-address="Sheet1.A20"/>
      <style:map style:condition="cell-content()=1" style:apply-style-name="Untitled7" style:base-cell-address="Sheet1.A20"/>
    </style:style>
    <style:style style:name="ce2" style:family="table-cell" style:parent-style-name="Default">
      <style:map style:condition="cell-content()=0" style:apply-style-name="Untitled4" style:base-cell-address="Sheet1.A20"/>
      <style:map style:condition="cell-content()=1" style:apply-style-name="Untitled7" style:base-cell-address="Sheet1.A20"/>
    </style:style>
  </office:automatic-styles>
  <office:body>
    <office:spreadsheet>
      <table:table table:name="Sheet1" table:style-name="ta1">
        <table:table-column table:style-name="co1" table:number-columns-repeated="30" table:default-cell-style-name="Default"/>
        <table:table-row table:style-name="ro1" table:number-rows-repeated="19">
          <table:table-cell table:number-columns-repeated="30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</table:table-row>
        <table:table-row table:style-name="ro2"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calcext:conditional-formats>
          <calcext:conditional-format calcext:target-range-address="Sheet1.A21:Sheet1.AD27 Sheet1.B20:Sheet1.AD20">
            <calcext:condition calcext:apply-style-name="Untitled4" calcext:value="=0" calcext:base-cell-address="Sheet1.A20"/>
            <calcext:condition calcext:apply-style-name="Untitled7" calcext:value="=1" calcext:base-cell-address="Sheet1.A20"/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4" style:family="table-cell" style:parent-style-name="Default">
      <style:table-cell-properties fo:background-color="#000000"/>
      <style:text-properties fo:color="#000000"/>
    </style:style>
    <style:style style:name="Untitled7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3:44:52.320725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